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3C000000A18FBC7842FFD59B79.png" manifest:media-type="image/png"/>
  <manifest:file-entry manifest:full-path="Pictures/100002010000017700000094FE1F42FB4D3843A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728cm" svg:height="5.023cm" svg:x="0.984cm" svg:y="0.284cm">
          <draw:image xlink:href="Pictures/100002010000017700000094FE1F42FB4D3843A0.png" xlink:type="simple" xlink:show="embed" xlink:actuate="onLoad" loext:mime-type="image/png">
            <text:p/>
          </draw:image>
        </draw:frame>
        <draw:frame draw:style-name="gr1" draw:text-style-name="P1" draw:layer="layout" svg:width="14.999cm" svg:height="4.221cm" svg:x="0.001cm" svg:y="7.079cm">
          <draw:image xlink:href="Pictures/100002010000023C000000A18FBC7842FFD59B7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09:02:50.838279983</dc:date>
    <meta:editing-duration>PT3M11S</meta:editing-duration>
    <meta:editing-cycles>4</meta:editing-cycles>
    <meta:generator>LibreOffice/6.1.2.1$MacOSX_X86_64 LibreOffice_project/65905a128db06ba48db947242809d14d3f9a93fe</meta:generator>
    <meta:document-statistic meta:object-count="2"/>
  </office:meta>
</office:document-meta>
</file>